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21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none" fo:border-right="0.74pt solid #000000" fo:border-top="0.74pt solid #000000"/>
    </style:style>
    <style:style style:name="ce2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ce3"/>
        <table:table-column table:style-name="co1" table:number-columns-repeated="4" table:default-cell-style-name="ce10"/>
        <table:table-column table:style-name="co2" table:default-cell-style-name="ce10"/>
        <table:table-column table:style-name="co1" table:default-cell-style-name="ce18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BERT EXTRACTION</text:p>
          </table:table-cell>
          <table:covered-table-cell table:number-columns-repeated="5" table:style-name="ce8"/>
          <table:covered-table-cell table:style-name="ce16"/>
          <table:table-cell table:number-columns-repeated="2"/>
          <table:table-cell table:style-name="ce1" office:value-type="string" calcext:value-type="string" table:number-columns-spanned="7" table:number-rows-spanned="1">
            <text:p>BERT EXTRACTION FREEZE</text:p>
          </table:table-cell>
          <table:covered-table-cell table:number-columns-repeated="5" table:style-name="ce8"/>
          <table:covered-table-cell table:style-name="ce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f1_macro</text:p>
          </table:table-cell>
          <table:table-cell table:style-name="ce9" office:value-type="string" calcext:value-type="string">
            <text:p>accuracy_t</text:p>
          </table:table-cell>
          <table:table-cell table:style-name="ce9" office:value-type="string" calcext:value-type="string">
            <text:p>f1_t</text:p>
          </table:table-cell>
          <table:table-cell table:style-name="ce9" office:value-type="string" calcext:value-type="string">
            <text:p>avg_accuracy</text:p>
          </table:table-cell>
          <table:table-cell table:style-name="ce17" office:value-type="string" calcext:value-type="string">
            <text:p>avg_f1</text:p>
          </table:table-cell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f1_macro</text:p>
          </table:table-cell>
          <table:table-cell table:style-name="ce9" office:value-type="string" calcext:value-type="string">
            <text:p>accuracy_t</text:p>
          </table:table-cell>
          <table:table-cell table:style-name="ce9" office:value-type="string" calcext:value-type="string">
            <text:p>f1_t</text:p>
          </table:table-cell>
          <table:table-cell table:style-name="ce9" office:value-type="string" calcext:value-type="string">
            <text:p>avg_accuracy</text:p>
          </table:table-cell>
          <table:table-cell table:style-name="ce17" office:value-type="string" calcext:value-type="string">
            <text:p>avg_f1</text:p>
          </table:table-cell>
        </table:table-row>
        <table:table-row table:style-name="ro2">
          <table:table-cell office:value-type="string" calcext:value-type="string">
            <text:p>bert_extraction_111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9679" calcext:value-type="float">
            <text:p>0.769679</text:p>
          </table:table-cell>
          <table:table-cell office:value-type="float" office:value="0.818338" calcext:value-type="float">
            <text:p>0.818338</text:p>
          </table:table-cell>
          <table:table-cell office:value-type="float" office:value="0.47" calcext:value-type="float">
            <text:p>0.47</text:p>
          </table:table-cell>
          <table:table-cell office:value-type="float" office:value="0.803056" calcext:value-type="float">
            <text:p>0.803056</text:p>
          </table:table-cell>
          <table:table-cell office:value-type="float" office:value="0.61984" calcext:value-type="float">
            <text:p>0.61984</text:p>
          </table:table-cell>
          <table:table-cell table:number-columns-repeated="2"/>
          <table:table-cell table:style-name="ce3" office:value-type="string" calcext:value-type="string">
            <text:p>bert_extraction_freeze_111</text:p>
          </table:table-cell>
          <table:table-cell table:style-name="ce10" office:value-type="float" office:value="0.394459" calcext:value-type="float">
            <text:p>0.394459</text:p>
          </table:table-cell>
          <table:table-cell table:style-name="ce10" office:value-type="float" office:value="0.241391" calcext:value-type="float">
            <text:p>0.241391</text:p>
          </table:table-cell>
          <table:table-cell table:style-name="ce10" office:value-type="float" office:value="0.814053" calcext:value-type="float">
            <text:p>0.814053</text:p>
          </table:table-cell>
          <table:table-cell table:style-name="ce10" office:value-type="float" office:value="0.45614" calcext:value-type="float">
            <text:p>0.45614</text:p>
          </table:table-cell>
          <table:table-cell table:style-name="ce10" office:value-type="float" office:value="0.604256" calcext:value-type="float">
            <text:p>0.604256</text:p>
          </table:table-cell>
          <table:table-cell table:style-name="ce18" office:value-type="float" office:value="0.348766" calcext:value-type="float">
            <text:p>0.348766</text:p>
          </table:table-cell>
        </table:table-row>
        <table:table-row table:style-name="ro2">
          <table:table-cell office:value-type="string" calcext:value-type="string">
            <text:p>bert_extraction_49</text:p>
          </table:table-cell>
          <table:table-cell office:value-type="float" office:value="0.81491" calcext:value-type="float">
            <text:p>0.81491</text:p>
          </table:table-cell>
          <table:table-cell office:value-type="float" office:value="0.786842" calcext:value-type="float">
            <text:p>0.786842</text:p>
          </table:table-cell>
          <table:table-cell office:value-type="float" office:value="0.818052" calcext:value-type="float">
            <text:p>0.818052</text:p>
          </table:table-cell>
          <table:table-cell office:value-type="float" office:value="0.47049" calcext:value-type="float">
            <text:p>0.47049</text:p>
          </table:table-cell>
          <table:table-cell office:value-type="float" office:value="0.816481" calcext:value-type="float">
            <text:p>0.816481</text:p>
          </table:table-cell>
          <table:table-cell office:value-type="float" office:value="0.628666" calcext:value-type="float">
            <text:p>0.628666</text:p>
          </table:table-cell>
          <table:table-cell table:number-columns-repeated="2"/>
          <table:table-cell table:style-name="ce3" office:value-type="string" calcext:value-type="string">
            <text:p>bert_extraction_freeze_49</text:p>
          </table:table-cell>
          <table:table-cell table:style-name="ce10" office:value-type="float" office:value="0.621251" calcext:value-type="float">
            <text:p>0.621251</text:p>
          </table:table-cell>
          <table:table-cell table:style-name="ce10" office:value-type="float" office:value="0.556739" calcext:value-type="float">
            <text:p>0.556739</text:p>
          </table:table-cell>
          <table:table-cell table:style-name="ce10" office:value-type="float" office:value="0.812911" calcext:value-type="float">
            <text:p>0.812911</text:p>
          </table:table-cell>
          <table:table-cell table:style-name="ce10" office:value-type="float" office:value="0.493426" calcext:value-type="float">
            <text:p>0.493426</text:p>
          </table:table-cell>
          <table:table-cell table:style-name="ce10" office:value-type="float" office:value="0.717081" calcext:value-type="float">
            <text:p>0.717081</text:p>
          </table:table-cell>
          <table:table-cell table:style-name="ce18" office:value-type="float" office:value="0.525083" calcext:value-type="float">
            <text:p>0.525083</text:p>
          </table:table-cell>
        </table:table-row>
        <table:table-row table:style-name="ro2">
          <table:table-cell office:value-type="string" calcext:value-type="string">
            <text:p>bert_extraction_51</text:p>
          </table:table-cell>
          <table:table-cell office:value-type="float" office:value="0.761497" calcext:value-type="float">
            <text:p>0.761497</text:p>
          </table:table-cell>
          <table:table-cell office:value-type="float" office:value="0.721204" calcext:value-type="float">
            <text:p>0.721204</text:p>
          </table:table-cell>
          <table:table-cell office:value-type="float" office:value="0.817195" calcext:value-type="float">
            <text:p>0.817195</text:p>
          </table:table-cell>
          <table:table-cell office:value-type="float" office:value="0.486356" calcext:value-type="float">
            <text:p>0.486356</text:p>
          </table:table-cell>
          <table:table-cell office:value-type="float" office:value="0.789346" calcext:value-type="float">
            <text:p>0.789346</text:p>
          </table:table-cell>
          <table:table-cell office:value-type="float" office:value="0.60378" calcext:value-type="float">
            <text:p>0.60378</text:p>
          </table:table-cell>
          <table:table-cell table:number-columns-repeated="2"/>
          <table:table-cell table:style-name="ce3" office:value-type="string" calcext:value-type="string">
            <text:p>bert_extraction_freeze_51</text:p>
          </table:table-cell>
          <table:table-cell table:style-name="ce10" office:value-type="float" office:value="0.607255" calcext:value-type="float">
            <text:p>0.607255</text:p>
          </table:table-cell>
          <table:table-cell table:style-name="ce10" office:value-type="float" office:value="0.526527" calcext:value-type="float">
            <text:p>0.526527</text:p>
          </table:table-cell>
          <table:table-cell table:style-name="ce10" office:value-type="float" office:value="0.808912" calcext:value-type="float">
            <text:p>0.808912</text:p>
          </table:table-cell>
          <table:table-cell table:style-name="ce10" office:value-type="float" office:value="0.496614" calcext:value-type="float">
            <text:p>0.496614</text:p>
          </table:table-cell>
          <table:table-cell table:style-name="ce10" office:value-type="float" office:value="0.708083" calcext:value-type="float">
            <text:p>0.708083</text:p>
          </table:table-cell>
          <table:table-cell table:style-name="ce18" office:value-type="float" office:value="0.511571" calcext:value-type="float">
            <text:p>0.511571</text:p>
          </table:table-cell>
        </table:table-row>
        <table:table-row table:style-name="ro2">
          <table:table-cell office:value-type="string" calcext:value-type="string">
            <text:p>bert_extraction_666</text:p>
          </table:table-cell>
          <table:table-cell office:value-type="float" office:value="0.815481" calcext:value-type="float">
            <text:p>0.815481</text:p>
          </table:table-cell>
          <table:table-cell office:value-type="float" office:value="0.792455" calcext:value-type="float">
            <text:p>0.792455</text:p>
          </table:table-cell>
          <table:table-cell office:value-type="float" office:value="0.824907" calcext:value-type="float">
            <text:p>0.824907</text:p>
          </table:table-cell>
          <table:table-cell office:value-type="float" office:value="0.478298" calcext:value-type="float">
            <text:p>0.478298</text:p>
          </table:table-cell>
          <table:table-cell office:value-type="float" office:value="0.820194" calcext:value-type="float">
            <text:p>0.820194</text:p>
          </table:table-cell>
          <table:table-cell office:value-type="float" office:value="0.635376" calcext:value-type="float">
            <text:p>0.635376</text:p>
          </table:table-cell>
          <table:table-cell table:number-columns-repeated="2"/>
          <table:table-cell table:style-name="ce3" office:value-type="string" calcext:value-type="string">
            <text:p>bert_extraction_freeze_666</text:p>
          </table:table-cell>
          <table:table-cell table:style-name="ce10" office:value-type="float" office:value="0.703228" calcext:value-type="float">
            <text:p>0.703228</text:p>
          </table:table-cell>
          <table:table-cell table:style-name="ce10" office:value-type="float" office:value="0.662444" calcext:value-type="float">
            <text:p>0.662444</text:p>
          </table:table-cell>
          <table:table-cell table:style-name="ce10" office:value-type="float" office:value="0.811197" calcext:value-type="float">
            <text:p>0.811197</text:p>
          </table:table-cell>
          <table:table-cell table:style-name="ce10" office:value-type="float" office:value="0.48319" calcext:value-type="float">
            <text:p>0.48319</text:p>
          </table:table-cell>
          <table:table-cell table:style-name="ce10" office:value-type="float" office:value="0.757212" calcext:value-type="float">
            <text:p>0.757212</text:p>
          </table:table-cell>
          <table:table-cell table:style-name="ce18" office:value-type="float" office:value="0.572817" calcext:value-type="float">
            <text:p>0.572817</text:p>
          </table:table-cell>
        </table:table-row>
        <table:table-row table:style-name="ro2">
          <table:table-cell office:value-type="string" calcext:value-type="string">
            <text:p>bert_extraction_77</text:p>
          </table:table-cell>
          <table:table-cell office:value-type="float" office:value="0.732648" calcext:value-type="float">
            <text:p>0.732648</text:p>
          </table:table-cell>
          <table:table-cell office:value-type="float" office:value="0.685872" calcext:value-type="float">
            <text:p>0.685872</text:p>
          </table:table-cell>
          <table:table-cell office:value-type="float" office:value="0.818052" calcext:value-type="float">
            <text:p>0.818052</text:p>
          </table:table-cell>
          <table:table-cell office:value-type="float" office:value="0.478296" calcext:value-type="float">
            <text:p>0.478296</text:p>
          </table:table-cell>
          <table:table-cell office:value-type="float" office:value="0.77535" calcext:value-type="float">
            <text:p>0.77535</text:p>
          </table:table-cell>
          <table:table-cell office:value-type="float" office:value="0.582084" calcext:value-type="float">
            <text:p>0.582084</text:p>
          </table:table-cell>
          <table:table-cell/>
          <table:table-cell table:style-name="ce24"/>
          <table:table-cell table:style-name="ce3" office:value-type="string" calcext:value-type="string">
            <text:p>bert_extraction_freeze_77</text:p>
          </table:table-cell>
          <table:table-cell table:style-name="ce10" office:value-type="float" office:value="0.741217" calcext:value-type="float">
            <text:p>0.741217</text:p>
          </table:table-cell>
          <table:table-cell table:style-name="ce10" office:value-type="float" office:value="0.717597" calcext:value-type="float">
            <text:p>0.717597</text:p>
          </table:table-cell>
          <table:table-cell table:style-name="ce10" office:value-type="float" office:value="0.815196" calcext:value-type="float">
            <text:p>0.815196</text:p>
          </table:table-cell>
          <table:table-cell table:style-name="ce10" office:value-type="float" office:value="0.481986" calcext:value-type="float">
            <text:p>0.481986</text:p>
          </table:table-cell>
          <table:table-cell table:style-name="ce10" office:value-type="float" office:value="0.778206" calcext:value-type="float">
            <text:p>0.778206</text:p>
          </table:table-cell>
          <table:table-cell table:style-name="ce18" office:value-type="float" office:value="0.599791" calcext:value-type="float">
            <text:p>0.599791</text:p>
          </table:table-cell>
        </table:table-row>
        <table:table-row table:style-name="ro1">
          <table:table-cell table:style-name="ce4" office:value-type="string" calcext:value-type="string">
            <text:p>STD</text:p>
          </table:table-cell>
          <table:table-cell table:style-name="ce11" table:formula="of:=STDEV([.B$3:.B$7])" office:value-type="float" office:value="0.035680249630573" calcext:value-type="float">
            <text:p>0.035680249630573</text:p>
          </table:table-cell>
          <table:table-cell table:style-name="ce11" table:formula="of:=STDEV([.C$3:.C$7])" office:value-type="float" office:value="0.0460470077453465" calcext:value-type="float">
            <text:p>0.0460470077453465</text:p>
          </table:table-cell>
          <table:table-cell table:style-name="ce11" table:formula="of:=STDEV([.D$3:.D$7])" office:value-type="float" office:value="0.00315869984328993" calcext:value-type="float">
            <text:p>0.00315869984328993</text:p>
          </table:table-cell>
          <table:table-cell table:style-name="ce11" table:formula="of:=STDEV([.E$3:.E$7])" office:value-type="float" office:value="0.00674152312166917" calcext:value-type="float">
            <text:p>0.00674152312166917</text:p>
          </table:table-cell>
          <table:table-cell table:style-name="ce11" table:formula="of:=STDEV([.F$3:.F$7])" office:value-type="float" office:value="0.0187481377955252" calcext:value-type="float">
            <text:p>0.0187481377955252</text:p>
          </table:table-cell>
          <table:table-cell table:style-name="ce19" table:formula="of:=STDEV([.G$3:.G$7])" office:value-type="float" office:value="0.0213845568389901" calcext:value-type="float">
            <text:p>0.0213845568389901</text:p>
          </table:table-cell>
          <table:table-cell table:style-name="ce13" table:number-columns-repeated="2"/>
          <table:table-cell table:style-name="ce25" office:value-type="string" calcext:value-type="string">
            <text:p>STD</text:p>
          </table:table-cell>
          <table:table-cell table:style-name="ce11" table:formula="of:=STDEV([.K$3:.K$7])" office:value-type="float" office:value="0.134574126562278" calcext:value-type="float">
            <text:p>0.134574126562278</text:p>
          </table:table-cell>
          <table:table-cell table:style-name="ce11" table:formula="of:=STDEV([.L$3:.L$7])" office:value-type="float" office:value="0.184497875350368" calcext:value-type="float">
            <text:p>0.184497875350368</text:p>
          </table:table-cell>
          <table:table-cell table:style-name="ce11" table:formula="of:=STDEV([.M$3:.M$7])" office:value-type="float" office:value="0.00247032522150428" calcext:value-type="float">
            <text:p>0.00247032522150428</text:p>
          </table:table-cell>
          <table:table-cell table:style-name="ce11" table:formula="of:=STDEV([.N$3:.N$7])" office:value-type="float" office:value="0.0159209816029038" calcext:value-type="float">
            <text:p>0.0159209816029038</text:p>
          </table:table-cell>
          <table:table-cell table:style-name="ce11" table:formula="of:=STDEV([.O$3:.O$7])" office:value-type="float" office:value="0.067217198538023" calcext:value-type="float">
            <text:p>0.067217198538023</text:p>
          </table:table-cell>
          <table:table-cell table:style-name="ce19" table:formula="of:=STDEV([.P$3:.P$7])" office:value-type="float" office:value="0.0977520806673699" calcext:value-type="float">
            <text:p>0.0977520806673699</text:p>
          </table:table-cell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12" table:formula="of:=AVERAGE([.B$3:.B$7])" office:value-type="float" office:value="0.7824622" calcext:value-type="float">
            <text:p>0.7824622</text:p>
          </table:table-cell>
          <table:table-cell table:style-name="ce12" table:formula="of:=AVERAGE([.C$3:.C$7])" office:value-type="float" office:value="0.7512104" calcext:value-type="float">
            <text:p>0.7512104</text:p>
          </table:table-cell>
          <table:table-cell table:style-name="ce12" table:formula="of:=AVERAGE([.D$3:.D$7])" office:value-type="float" office:value="0.8193088" calcext:value-type="float">
            <text:p>0.8193088</text:p>
          </table:table-cell>
          <table:table-cell table:style-name="ce12" table:formula="of:=AVERAGE([.E$3:.E$7])" office:value-type="float" office:value="0.476688" calcext:value-type="float">
            <text:p>0.476688</text:p>
          </table:table-cell>
          <table:table-cell table:style-name="ce12" table:formula="of:=AVERAGE([.F$3:.F$7])" office:value-type="float" office:value="0.8008854" calcext:value-type="float">
            <text:p>0.8008854</text:p>
          </table:table-cell>
          <table:table-cell table:style-name="ce20" table:formula="of:=AVERAGE([.G$3:.G$7])" office:value-type="float" office:value="0.6139492" calcext:value-type="float">
            <text:p>0.6139492</text:p>
          </table:table-cell>
          <table:table-cell table:number-columns-repeated="2"/>
          <table:table-cell table:style-name="ce5" office:value-type="string" calcext:value-type="string">
            <text:p>AVG</text:p>
          </table:table-cell>
          <table:table-cell table:style-name="ce12" table:formula="of:=AVERAGE([.K$3:.K$7])" office:value-type="float" office:value="0.613482" calcext:value-type="float">
            <text:p>0.613482</text:p>
          </table:table-cell>
          <table:table-cell table:style-name="ce12" table:formula="of:=AVERAGE([.L$3:.L$7])" office:value-type="float" office:value="0.5409396" calcext:value-type="float">
            <text:p>0.5409396</text:p>
          </table:table-cell>
          <table:table-cell table:style-name="ce12" table:formula="of:=AVERAGE([.M$3:.M$7])" office:value-type="float" office:value="0.8124538" calcext:value-type="float">
            <text:p>0.8124538</text:p>
          </table:table-cell>
          <table:table-cell table:style-name="ce12" table:formula="of:=AVERAGE([.N$3:.N$7])" office:value-type="float" office:value="0.4822712" calcext:value-type="float">
            <text:p>0.4822712</text:p>
          </table:table-cell>
          <table:table-cell table:style-name="ce12" table:formula="of:=AVERAGE([.O$3:.O$7])" office:value-type="float" office:value="0.7129676" calcext:value-type="float">
            <text:p>0.7129676</text:p>
          </table:table-cell>
          <table:table-cell table:style-name="ce20" table:formula="of:=AVERAGE([.P$3:.P$7])" office:value-type="float" office:value="0.5116056" calcext:value-type="float">
            <text:p>0.5116056</text:p>
          </table:table-cell>
        </table:table-row>
        <table:table-row table:style-name="ro1" table:number-rows-repeated="2"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BERT CONCAT</text:p>
          </table:table-cell>
          <table:covered-table-cell table:number-columns-repeated="5" table:style-name="ce8"/>
          <table:covered-table-cell table:style-name="ce16"/>
          <table:table-cell table:number-columns-repeated="2"/>
          <table:table-cell table:style-name="ce1" office:value-type="string" calcext:value-type="string" table:number-columns-spanned="7" table:number-rows-spanned="1">
            <text:p>BERT CONCAT NOPOOLING</text:p>
          </table:table-cell>
          <table:covered-table-cell table:number-columns-repeated="5" table:style-name="ce8"/>
          <table:covered-table-cell table:style-name="ce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f1_macro</text:p>
          </table:table-cell>
          <table:table-cell table:style-name="ce9" office:value-type="string" calcext:value-type="string">
            <text:p>accuracy_t</text:p>
          </table:table-cell>
          <table:table-cell table:style-name="ce9" office:value-type="string" calcext:value-type="string">
            <text:p>f1_t</text:p>
          </table:table-cell>
          <table:table-cell table:style-name="ce9" office:value-type="string" calcext:value-type="string">
            <text:p>avg_accuracy</text:p>
          </table:table-cell>
          <table:table-cell table:style-name="ce17" office:value-type="string" calcext:value-type="string">
            <text:p>avg_f1</text:p>
          </table:table-cell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f1_macro</text:p>
          </table:table-cell>
          <table:table-cell table:style-name="ce9" office:value-type="string" calcext:value-type="string">
            <text:p>accuracy_t</text:p>
          </table:table-cell>
          <table:table-cell table:style-name="ce9" office:value-type="string" calcext:value-type="string">
            <text:p>f1_t</text:p>
          </table:table-cell>
          <table:table-cell table:style-name="ce9" office:value-type="string" calcext:value-type="string">
            <text:p>avg_accuracy</text:p>
          </table:table-cell>
          <table:table-cell table:style-name="ce17" office:value-type="string" calcext:value-type="string">
            <text:p>avg_f1</text:p>
          </table:table-cell>
        </table:table-row>
        <table:table-row table:style-name="ro2">
          <table:table-cell office:value-type="string" calcext:value-type="string">
            <text:p>bert_concat_111</text:p>
          </table:table-cell>
          <table:table-cell office:value-type="float" office:value="0.853756" calcext:value-type="float">
            <text:p>0.853756</text:p>
          </table:table-cell>
          <table:table-cell office:value-type="float" office:value="0.83715" calcext:value-type="float">
            <text:p>0.83715</text:p>
          </table:table-cell>
          <table:table-cell office:value-type="float" office:value="0.80834" calcext:value-type="float">
            <text:p>0.80834</text:p>
          </table:table-cell>
          <table:table-cell office:value-type="float" office:value="0.168525" calcext:value-type="float">
            <text:p>0.168525</text:p>
          </table:table-cell>
          <table:table-cell office:value-type="float" office:value="0.831048" calcext:value-type="float">
            <text:p>0.831048</text:p>
          </table:table-cell>
          <table:table-cell office:value-type="float" office:value="0.502838" calcext:value-type="float">
            <text:p>0.502838</text:p>
          </table:table-cell>
          <table:table-cell table:number-columns-repeated="2"/>
          <table:table-cell table:style-name="ce3" office:value-type="string" calcext:value-type="string">
            <text:p>bert_concat_nopooling_111</text:p>
          </table:table-cell>
          <table:table-cell table:style-name="ce10" office:value-type="float" office:value="0.857755" calcext:value-type="float">
            <text:p>0.857755</text:p>
          </table:table-cell>
          <table:table-cell table:style-name="ce10" office:value-type="float" office:value="0.837835" calcext:value-type="float">
            <text:p>0.837835</text:p>
          </table:table-cell>
          <table:table-cell table:style-name="ce10" office:value-type="float" office:value="0.810911" calcext:value-type="float">
            <text:p>0.810911</text:p>
          </table:table-cell>
          <table:table-cell table:style-name="ce10" office:value-type="float" office:value="0.1491" calcext:value-type="float">
            <text:p>0.1491</text:p>
          </table:table-cell>
          <table:table-cell table:style-name="ce10" office:value-type="float" office:value="0.834333" calcext:value-type="float">
            <text:p>0.834333</text:p>
          </table:table-cell>
          <table:table-cell table:style-name="ce18" office:value-type="float" office:value="0.493467" calcext:value-type="float">
            <text:p>0.493467</text:p>
          </table:table-cell>
        </table:table-row>
        <table:table-row table:style-name="ro2">
          <table:table-cell office:value-type="string" calcext:value-type="string">
            <text:p>bert_concat_49</text:p>
          </table:table-cell>
          <table:table-cell office:value-type="float" office:value="0.849186" calcext:value-type="float">
            <text:p>0.849186</text:p>
          </table:table-cell>
          <table:table-cell office:value-type="float" office:value="0.790091" calcext:value-type="float">
            <text:p>0.790091</text:p>
          </table:table-cell>
          <table:table-cell office:value-type="float" office:value="0.839474" calcext:value-type="float">
            <text:p>0.839474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84433" calcext:value-type="float">
            <text:p>0.84433</text:p>
          </table:table-cell>
          <table:table-cell office:value-type="float" office:value="0.396818" calcext:value-type="float">
            <text:p>0.396818</text:p>
          </table:table-cell>
          <table:table-cell table:number-columns-repeated="2"/>
          <table:table-cell table:style-name="ce3" office:value-type="string" calcext:value-type="string">
            <text:p>bert_concat_nopooling_49</text:p>
          </table:table-cell>
          <table:table-cell table:style-name="ce10" office:value-type="float" office:value="0.86918" calcext:value-type="float">
            <text:p>0.86918</text:p>
          </table:table-cell>
          <table:table-cell table:style-name="ce10" office:value-type="float" office:value="0.833745" calcext:value-type="float">
            <text:p>0.833745</text:p>
          </table:table-cell>
          <table:table-cell table:style-name="ce10" office:value-type="float" office:value="0.837761" calcext:value-type="float">
            <text:p>0.837761</text:p>
          </table:table-cell>
          <table:table-cell table:style-name="ce10" office:value-type="float" office:value="0.065789" calcext:value-type="float">
            <text:p>0.065789</text:p>
          </table:table-cell>
          <table:table-cell table:style-name="ce10" office:value-type="float" office:value="0.85347" calcext:value-type="float">
            <text:p>0.85347</text:p>
          </table:table-cell>
          <table:table-cell table:style-name="ce18" office:value-type="float" office:value="0.449767" calcext:value-type="float">
            <text:p>0.449767</text:p>
          </table:table-cell>
        </table:table-row>
        <table:table-row table:style-name="ro2">
          <table:table-cell office:value-type="string" calcext:value-type="string">
            <text:p>bert_concat_51</text:p>
          </table:table-cell>
          <table:table-cell office:value-type="float" office:value="0.86004" calcext:value-type="float">
            <text:p>0.86004</text:p>
          </table:table-cell>
          <table:table-cell office:value-type="float" office:value="0.838365" calcext:value-type="float">
            <text:p>0.838365</text:p>
          </table:table-cell>
          <table:table-cell office:value-type="float" office:value="0.811482" calcext:value-type="float">
            <text:p>0.811482</text:p>
          </table:table-cell>
          <table:table-cell office:value-type="float" office:value="0.185185" calcext:value-type="float">
            <text:p>0.185185</text:p>
          </table:table-cell>
          <table:table-cell office:value-type="float" office:value="0.835761" calcext:value-type="float">
            <text:p>0.835761</text:p>
          </table:table-cell>
          <table:table-cell office:value-type="float" office:value="0.511775" calcext:value-type="float">
            <text:p>0.511775</text:p>
          </table:table-cell>
          <table:table-cell table:number-columns-repeated="2"/>
          <table:table-cell table:style-name="ce3" office:value-type="string" calcext:value-type="string">
            <text:p>bert_concat_nopooling_51</text:p>
          </table:table-cell>
          <table:table-cell table:style-name="ce10" office:value-type="float" office:value="0.859183" calcext:value-type="float">
            <text:p>0.859183</text:p>
          </table:table-cell>
          <table:table-cell table:style-name="ce10" office:value-type="float" office:value="0.836034" calcext:value-type="float">
            <text:p>0.836034</text:p>
          </table:table-cell>
          <table:table-cell table:style-name="ce10" office:value-type="float" office:value="0.815196" calcext:value-type="float">
            <text:p>0.815196</text:p>
          </table:table-cell>
          <table:table-cell table:style-name="ce10" office:value-type="float" office:value="0.198265" calcext:value-type="float">
            <text:p>0.198265</text:p>
          </table:table-cell>
          <table:table-cell table:style-name="ce10" office:value-type="float" office:value="0.837189" calcext:value-type="float">
            <text:p>0.837189</text:p>
          </table:table-cell>
          <table:table-cell table:style-name="ce18" office:value-type="float" office:value="0.517149" calcext:value-type="float">
            <text:p>0.517149</text:p>
          </table:table-cell>
        </table:table-row>
        <table:table-row table:style-name="ro2">
          <table:table-cell office:value-type="string" calcext:value-type="string">
            <text:p>bert_concat_666</text:p>
          </table:table-cell>
          <table:table-cell office:value-type="float" office:value="0.870323" calcext:value-type="float">
            <text:p>0.870323</text:p>
          </table:table-cell>
          <table:table-cell office:value-type="float" office:value="0.858133" calcext:value-type="float">
            <text:p>0.858133</text:p>
          </table:table-cell>
          <table:table-cell office:value-type="float" office:value="0.81491" calcext:value-type="float">
            <text:p>0.81491</text:p>
          </table:table-cell>
          <table:table-cell office:value-type="float" office:value="0.18797" calcext:value-type="float">
            <text:p>0.18797</text:p>
          </table:table-cell>
          <table:table-cell office:value-type="float" office:value="0.842616" calcext:value-type="float">
            <text:p>0.842616</text:p>
          </table:table-cell>
          <table:table-cell office:value-type="float" office:value="0.523052" calcext:value-type="float">
            <text:p>0.523052</text:p>
          </table:table-cell>
          <table:table-cell/>
          <table:table-cell table:style-name="ce24"/>
          <table:table-cell table:style-name="ce3" office:value-type="string" calcext:value-type="string">
            <text:p>bert_concat_nopooling_666</text:p>
          </table:table-cell>
          <table:table-cell table:style-name="ce10" office:value-type="float" office:value="0.868609" calcext:value-type="float">
            <text:p>0.868609</text:p>
          </table:table-cell>
          <table:table-cell table:style-name="ce10" office:value-type="float" office:value="0.85321" calcext:value-type="float">
            <text:p>0.85321</text:p>
          </table:table-cell>
          <table:table-cell table:style-name="ce10" office:value-type="float" office:value="0.819766" calcext:value-type="float">
            <text:p>0.819766</text:p>
          </table:table-cell>
          <table:table-cell table:style-name="ce10" office:value-type="float" office:value="0.200253" calcext:value-type="float">
            <text:p>0.200253</text:p>
          </table:table-cell>
          <table:table-cell table:style-name="ce10" office:value-type="float" office:value="0.844187" calcext:value-type="float">
            <text:p>0.844187</text:p>
          </table:table-cell>
          <table:table-cell table:style-name="ce18" office:value-type="float" office:value="0.526732" calcext:value-type="float">
            <text:p>0.526732</text:p>
          </table:table-cell>
        </table:table-row>
        <table:table-row table:style-name="ro2">
          <table:table-cell office:value-type="string" calcext:value-type="string">
            <text:p>bert_concat_77</text:p>
          </table:table-cell>
          <table:table-cell office:value-type="float" office:value="0.831191" calcext:value-type="float">
            <text:p>0.831191</text:p>
          </table:table-cell>
          <table:table-cell office:value-type="float" office:value="0.810354" calcext:value-type="float">
            <text:p>0.810354</text:p>
          </table:table-cell>
          <table:table-cell office:value-type="float" office:value="0.816053" calcext:value-type="float">
            <text:p>0.816053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823622" calcext:value-type="float">
            <text:p>0.823622</text:p>
          </table:table-cell>
          <table:table-cell office:value-type="float" office:value="0.493412" calcext:value-type="float">
            <text:p>0.493412</text:p>
          </table:table-cell>
          <table:table-cell table:number-columns-repeated="2"/>
          <table:table-cell table:style-name="ce3" office:value-type="string" calcext:value-type="string">
            <text:p>bert_concat_nopooling_77</text:p>
          </table:table-cell>
          <table:table-cell table:style-name="ce10" office:value-type="float" office:value="0.737789" calcext:value-type="float">
            <text:p>0.737789</text:p>
          </table:table-cell>
          <table:table-cell table:style-name="ce10" office:value-type="float" office:value="0.684127" calcext:value-type="float">
            <text:p>0.684127</text:p>
          </table:table-cell>
          <table:table-cell table:style-name="ce10" office:value-type="float" office:value="0.819766" calcext:value-type="float">
            <text:p>0.819766</text:p>
          </table:table-cell>
          <table:table-cell table:style-name="ce10" office:value-type="float" office:value="0.13205" calcext:value-type="float">
            <text:p>0.13205</text:p>
          </table:table-cell>
          <table:table-cell table:style-name="ce10" office:value-type="float" office:value="0.778778" calcext:value-type="float">
            <text:p>0.778778</text:p>
          </table:table-cell>
          <table:table-cell table:style-name="ce18" office:value-type="float" office:value="0.408088" calcext:value-type="float">
            <text:p>0.408088</text:p>
          </table:table-cell>
        </table:table-row>
        <table:table-row table:style-name="ro1">
          <table:table-cell table:style-name="ce6" office:value-type="string" calcext:value-type="string">
            <text:p>STD</text:p>
          </table:table-cell>
          <table:table-cell table:style-name="ce13" table:formula="of:=STDEV([.B$14:.B$18])" office:value-type="float" office:value="0.0144943759679401" calcext:value-type="float">
            <text:p>0.0144943759679401</text:p>
          </table:table-cell>
          <table:table-cell table:style-name="ce13" table:formula="of:=STDEV([.C$14:.C$18])" office:value-type="float" office:value="0.02664886714853" calcext:value-type="float">
            <text:p>0.02664886714853</text:p>
          </table:table-cell>
          <table:table-cell table:style-name="ce13" table:formula="of:=STDEV([.D$14:.D$18])" office:value-type="float" office:value="0.0123517012269566" calcext:value-type="float">
            <text:p>0.0123517012269566</text:p>
          </table:table-cell>
          <table:table-cell table:style-name="ce13" table:formula="of:=STDEV([.E$14:.E$18])" office:value-type="float" office:value="0.0790761606699516" calcext:value-type="float">
            <text:p>0.0790761606699516</text:p>
          </table:table-cell>
          <table:table-cell table:style-name="ce13" table:formula="of:=STDEV([.F$14:.F$18])" office:value-type="float" office:value="0.00850850514485361" calcext:value-type="float">
            <text:p>0.00850850514485361</text:p>
          </table:table-cell>
          <table:table-cell table:style-name="ce21" table:formula="of:=STDEV([.G$14:.G$18])" office:value-type="float" office:value="0.0508138766381783" calcext:value-type="float">
            <text:p>0.0508138766381783</text:p>
          </table:table-cell>
          <table:table-cell table:number-columns-repeated="2"/>
          <table:table-cell table:style-name="ce25" office:value-type="string" calcext:value-type="string">
            <text:p>STD</text:p>
          </table:table-cell>
          <table:table-cell table:style-name="ce11" table:formula="of:=STDEV([.K$14:.K$18])" office:value-type="float" office:value="0.0565443659103186" calcext:value-type="float">
            <text:p>0.0565443659103186</text:p>
          </table:table-cell>
          <table:table-cell table:style-name="ce11" table:formula="of:=STDEV([.L$14:.L$18])" office:value-type="float" office:value="0.0702182297462703" calcext:value-type="float">
            <text:p>0.0702182297462703</text:p>
          </table:table-cell>
          <table:table-cell table:style-name="ce11" table:formula="of:=STDEV([.M$14:.M$18])" office:value-type="float" office:value="0.0102339993404338" calcext:value-type="float">
            <text:p>0.0102339993404338</text:p>
          </table:table-cell>
          <table:table-cell table:style-name="ce11" table:formula="of:=STDEV([.N$14:.N$18])" office:value-type="float" office:value="0.0553742979305381" calcext:value-type="float">
            <text:p>0.0553742979305381</text:p>
          </table:table-cell>
          <table:table-cell table:style-name="ce11" table:formula="of:=STDEV([.O$14:.O$18])" office:value-type="float" office:value="0.029348879847449" calcext:value-type="float">
            <text:p>0.029348879847449</text:p>
          </table:table-cell>
          <table:table-cell table:style-name="ce19" table:formula="of:=STDEV([.P$14:.P$18])" office:value-type="float" office:value="0.0495632321010242" calcext:value-type="float">
            <text:p>0.0495632321010242</text:p>
          </table:table-cell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12" table:formula="of:=AVERAGE([.B$14:.B$18])" office:value-type="float" office:value="0.8528992" calcext:value-type="float">
            <text:p>0.8528992</text:p>
          </table:table-cell>
          <table:table-cell table:style-name="ce12" table:formula="of:=AVERAGE([.C$14:.C$18])" office:value-type="float" office:value="0.8268186" calcext:value-type="float">
            <text:p>0.8268186</text:p>
          </table:table-cell>
          <table:table-cell table:style-name="ce12" table:formula="of:=AVERAGE([.D$14:.D$18])" office:value-type="float" office:value="0.8180518" calcext:value-type="float">
            <text:p>0.8180518</text:p>
          </table:table-cell>
          <table:table-cell table:style-name="ce12" table:formula="of:=AVERAGE([.E$14:.E$18])" office:value-type="float" office:value="0.1443394" calcext:value-type="float">
            <text:p>0.1443394</text:p>
          </table:table-cell>
          <table:table-cell table:style-name="ce12" table:formula="of:=AVERAGE([.F$14:.F$18])" office:value-type="float" office:value="0.8354754" calcext:value-type="float">
            <text:p>0.8354754</text:p>
          </table:table-cell>
          <table:table-cell table:style-name="ce20" table:formula="of:=AVERAGE([.G$14:.G$18])" office:value-type="float" office:value="0.485579" calcext:value-type="float">
            <text:p>0.485579</text:p>
          </table:table-cell>
          <table:table-cell table:number-columns-repeated="2"/>
          <table:table-cell table:style-name="ce5" office:value-type="string" calcext:value-type="string">
            <text:p>AVG</text:p>
          </table:table-cell>
          <table:table-cell table:style-name="ce12" table:formula="of:=AVERAGE([.K$14:.K$18])" office:value-type="float" office:value="0.8385032" calcext:value-type="float">
            <text:p>0.8385032</text:p>
          </table:table-cell>
          <table:table-cell table:style-name="ce12" table:formula="of:=AVERAGE([.L$14:.L$18])" office:value-type="float" office:value="0.8089902" calcext:value-type="float">
            <text:p>0.8089902</text:p>
          </table:table-cell>
          <table:table-cell table:style-name="ce12" table:formula="of:=AVERAGE([.M$14:.M$18])" office:value-type="float" office:value="0.82068" calcext:value-type="float">
            <text:p>0.82068</text:p>
          </table:table-cell>
          <table:table-cell table:style-name="ce12" table:formula="of:=AVERAGE([.N$14:.N$18])" office:value-type="float" office:value="0.1490914" calcext:value-type="float">
            <text:p>0.1490914</text:p>
          </table:table-cell>
          <table:table-cell table:style-name="ce12" table:formula="of:=AVERAGE([.O$14:.O$18])" office:value-type="float" office:value="0.8295914" calcext:value-type="float">
            <text:p>0.8295914</text:p>
          </table:table-cell>
          <table:table-cell table:style-name="ce20" table:formula="of:=AVERAGE([.P$14:.P$18])" office:value-type="float" office:value="0.4790406" calcext:value-type="float">
            <text:p>0.4790406</text:p>
          </table:table-cell>
        </table:table-row>
        <table:table-row table:style-name="ro1" table:number-rows-repeated="2"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ELECTRA EXTRACTION</text:p>
          </table:table-cell>
          <table:covered-table-cell table:number-columns-repeated="5" table:style-name="ce14"/>
          <table:covered-table-cell table:style-name="ce22"/>
          <table:table-cell table:number-columns-repeated="9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f1_macro</text:p>
          </table:table-cell>
          <table:table-cell table:style-name="ce15" office:value-type="string" calcext:value-type="string">
            <text:p>accuracy_t</text:p>
          </table:table-cell>
          <table:table-cell table:style-name="ce15" office:value-type="string" calcext:value-type="string">
            <text:p>f1_t</text:p>
          </table:table-cell>
          <table:table-cell table:style-name="ce15" office:value-type="string" calcext:value-type="string">
            <text:p>avg_accuracy</text:p>
          </table:table-cell>
          <table:table-cell table:style-name="ce23" office:value-type="string" calcext:value-type="string">
            <text:p>avg_f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lectra_extraction_111</text:p>
          </table:table-cell>
          <table:table-cell office:value-type="float" office:value="0.780063" calcext:value-type="float">
            <text:p>0.780063</text:p>
          </table:table-cell>
          <table:table-cell office:value-type="float" office:value="0.745778" calcext:value-type="float">
            <text:p>0.745778</text:p>
          </table:table-cell>
          <table:table-cell office:value-type="float" office:value="0.813767" calcext:value-type="float">
            <text:p>0.813767</text:p>
          </table:table-cell>
          <table:table-cell office:value-type="float" office:value="0.469055" calcext:value-type="float">
            <text:p>0.469055</text:p>
          </table:table-cell>
          <table:table-cell office:value-type="float" office:value="0.796915" calcext:value-type="float">
            <text:p>0.796915</text:p>
          </table:table-cell>
          <table:table-cell office:value-type="float" office:value="0.607417" calcext:value-type="float">
            <text:p>0.60741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lectra_extraction_49</text:p>
          </table:table-cell>
          <table:table-cell office:value-type="float" office:value="0.820908" calcext:value-type="float">
            <text:p>0.820908</text:p>
          </table:table-cell>
          <table:table-cell office:value-type="float" office:value="0.795016" calcext:value-type="float">
            <text:p>0.795016</text:p>
          </table:table-cell>
          <table:table-cell office:value-type="float" office:value="0.816909" calcext:value-type="float">
            <text:p>0.816909</text:p>
          </table:table-cell>
          <table:table-cell office:value-type="float" office:value="0.451668" calcext:value-type="float">
            <text:p>0.451668</text:p>
          </table:table-cell>
          <table:table-cell office:value-type="float" office:value="0.818909" calcext:value-type="float">
            <text:p>0.818909</text:p>
          </table:table-cell>
          <table:table-cell office:value-type="float" office:value="0.623342" calcext:value-type="float">
            <text:p>0.62334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lectra_extraction_51</text:p>
          </table:table-cell>
          <table:table-cell office:value-type="float" office:value="0.836047" calcext:value-type="float">
            <text:p>0.836047</text:p>
          </table:table-cell>
          <table:table-cell office:value-type="float" office:value="0.818277" calcext:value-type="float">
            <text:p>0.818277</text:p>
          </table:table-cell>
          <table:table-cell office:value-type="float" office:value="0.820908" calcext:value-type="float">
            <text:p>0.820908</text:p>
          </table:table-cell>
          <table:table-cell office:value-type="float" office:value="0.458081" calcext:value-type="float">
            <text:p>0.458081</text:p>
          </table:table-cell>
          <table:table-cell office:value-type="float" office:value="0.828478" calcext:value-type="float">
            <text:p>0.828478</text:p>
          </table:table-cell>
          <table:table-cell office:value-type="float" office:value="0.638179" calcext:value-type="float">
            <text:p>0.63817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lectra_extraction_666</text:p>
          </table:table-cell>
          <table:table-cell office:value-type="float" office:value="0.805198" calcext:value-type="float">
            <text:p>0.805198</text:p>
          </table:table-cell>
          <table:table-cell office:value-type="float" office:value="0.778731" calcext:value-type="float">
            <text:p>0.778731</text:p>
          </table:table-cell>
          <table:table-cell office:value-type="float" office:value="0.822051" calcext:value-type="float">
            <text:p>0.822051</text:p>
          </table:table-cell>
          <table:table-cell office:value-type="float" office:value="0.475147" calcext:value-type="float">
            <text:p>0.475147</text:p>
          </table:table-cell>
          <table:table-cell office:value-type="float" office:value="0.813625" calcext:value-type="float">
            <text:p>0.813625</text:p>
          </table:table-cell>
          <table:table-cell office:value-type="float" office:value="0.626939" calcext:value-type="float">
            <text:p>0.62693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lectra_extraction_77</text:p>
          </table:table-cell>
          <table:table-cell office:value-type="float" office:value="0.82862" calcext:value-type="float">
            <text:p>0.82862</text:p>
          </table:table-cell>
          <table:table-cell office:value-type="float" office:value="0.814971" calcext:value-type="float">
            <text:p>0.814971</text:p>
          </table:table-cell>
          <table:table-cell office:value-type="float" office:value="0.82405" calcext:value-type="float">
            <text:p>0.82405</text:p>
          </table:table-cell>
          <table:table-cell office:value-type="float" office:value="0.48581" calcext:value-type="float">
            <text:p>0.48581</text:p>
          </table:table-cell>
          <table:table-cell office:value-type="float" office:value="0.826335" calcext:value-type="float">
            <text:p>0.826335</text:p>
          </table:table-cell>
          <table:table-cell office:value-type="float" office:value="0.650391" calcext:value-type="float">
            <text:p>0.65039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STD</text:p>
          </table:table-cell>
          <table:table-cell table:style-name="ce11" table:formula="of:=STDEV([.B$25:.B$29])" office:value-type="float" office:value="0.0222294313175124" calcext:value-type="float">
            <text:p>0.0222294313175124</text:p>
          </table:table-cell>
          <table:table-cell table:style-name="ce11" table:formula="of:=STDEV([.C$25:.C$29])" office:value-type="float" office:value="0.0297041140467108" calcext:value-type="float">
            <text:p>0.0297041140467108</text:p>
          </table:table-cell>
          <table:table-cell table:style-name="ce11" table:formula="of:=STDEV([.D$25:.D$29])" office:value-type="float" office:value="0.00414627212083334" calcext:value-type="float">
            <text:p>0.00414627212083334</text:p>
          </table:table-cell>
          <table:table-cell table:style-name="ce11" table:formula="of:=STDEV([.E$25:.E$29])" office:value-type="float" office:value="0.0135508126582873" calcext:value-type="float">
            <text:p>0.0135508126582873</text:p>
          </table:table-cell>
          <table:table-cell table:style-name="ce11" table:formula="of:=STDEV([.F$25:.F$29])" office:value-type="float" office:value="0.0126216075758994" calcext:value-type="float">
            <text:p>0.0126216075758994</text:p>
          </table:table-cell>
          <table:table-cell table:style-name="ce19" table:formula="of:=STDEV([.G$25:.G$29])" office:value-type="float" office:value="0.0161523522373678" calcext:value-type="float">
            <text:p>0.016152352237367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12" table:formula="of:=AVERAGE([.B$25:.B$29])" office:value-type="float" office:value="0.8141672" calcext:value-type="float">
            <text:p>0.8141672</text:p>
          </table:table-cell>
          <table:table-cell table:style-name="ce12" table:formula="of:=AVERAGE([.C$25:.C$29])" office:value-type="float" office:value="0.7905546" calcext:value-type="float">
            <text:p>0.7905546</text:p>
          </table:table-cell>
          <table:table-cell table:style-name="ce12" table:formula="of:=AVERAGE([.D$25:.D$29])" office:value-type="float" office:value="0.819537" calcext:value-type="float">
            <text:p>0.819537</text:p>
          </table:table-cell>
          <table:table-cell table:style-name="ce12" table:formula="of:=AVERAGE([.E$25:.E$29])" office:value-type="float" office:value="0.4679522" calcext:value-type="float">
            <text:p>0.4679522</text:p>
          </table:table-cell>
          <table:table-cell table:style-name="ce12" table:formula="of:=AVERAGE([.F$25:.F$29])" office:value-type="float" office:value="0.8168524" calcext:value-type="float">
            <text:p>0.8168524</text:p>
          </table:table-cell>
          <table:table-cell table:style-name="ce20" table:formula="of:=AVERAGE([.G$25:.G$29])" office:value-type="float" office:value="0.6292536" calcext:value-type="float">
            <text:p>0.6292536</text:p>
          </table:table-cell>
          <table:table-cell table:number-columns-repeated="9"/>
        </table:table-row>
      </table:table>
      <table:table table:name="VALIDATION" table:style-name="ta1">
        <table:table-column table:style-name="co1" table:default-cell-style-name="ce3"/>
        <table:table-column table:style-name="co1" table:number-columns-repeated="4" table:default-cell-style-name="ce10"/>
        <table:table-column table:style-name="co2" table:default-cell-style-name="ce10"/>
        <table:table-column table:style-name="co1" table:default-cell-style-name="ce18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BERT EXTRACTION</text:p>
          </table:table-cell>
          <table:covered-table-cell table:number-columns-repeated="5" table:style-name="ce8"/>
          <table:covered-table-cell table:style-name="ce16"/>
          <table:table-cell table:number-columns-repeated="2"/>
          <table:table-cell table:style-name="ce1" office:value-type="string" calcext:value-type="string" table:number-columns-spanned="7" table:number-rows-spanned="1">
            <text:p>BERT EXTRACTION FREEZE</text:p>
          </table:table-cell>
          <table:covered-table-cell table:number-columns-repeated="5" table:style-name="ce8"/>
          <table:covered-table-cell table:style-name="ce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f1_macro</text:p>
          </table:table-cell>
          <table:table-cell table:style-name="ce9" office:value-type="string" calcext:value-type="string">
            <text:p>accuracy_t</text:p>
          </table:table-cell>
          <table:table-cell table:style-name="ce9" office:value-type="string" calcext:value-type="string">
            <text:p>f1_t</text:p>
          </table:table-cell>
          <table:table-cell table:style-name="ce9" office:value-type="string" calcext:value-type="string">
            <text:p>avg_accuracy</text:p>
          </table:table-cell>
          <table:table-cell table:style-name="ce17" office:value-type="string" calcext:value-type="string">
            <text:p>avg_f1</text:p>
          </table:table-cell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f1_macro</text:p>
          </table:table-cell>
          <table:table-cell table:style-name="ce9" office:value-type="string" calcext:value-type="string">
            <text:p>accuracy_t</text:p>
          </table:table-cell>
          <table:table-cell table:style-name="ce9" office:value-type="string" calcext:value-type="string">
            <text:p>f1_t</text:p>
          </table:table-cell>
          <table:table-cell table:style-name="ce9" office:value-type="string" calcext:value-type="string">
            <text:p>avg_accuracy</text:p>
          </table:table-cell>
          <table:table-cell table:style-name="ce17" office:value-type="string" calcext:value-type="string">
            <text:p>avg_f1</text:p>
          </table:table-cell>
        </table:table-row>
        <table:table-row table:style-name="ro2">
          <table:table-cell office:value-type="string" calcext:value-type="string">
            <text:p>bert_extraction_111</text:p>
          </table:table-cell>
          <table:table-cell office:value-type="float" office:value="0.784696" calcext:value-type="float">
            <text:p>0.784696</text:p>
          </table:table-cell>
          <table:table-cell office:value-type="float" office:value="0.761792" calcext:value-type="float">
            <text:p>0.761792</text:p>
          </table:table-cell>
          <table:table-cell office:value-type="float" office:value="0.822811" calcext:value-type="float">
            <text:p>0.822811</text:p>
          </table:table-cell>
          <table:table-cell office:value-type="float" office:value="0.496278" calcext:value-type="float">
            <text:p>0.496278</text:p>
          </table:table-cell>
          <table:table-cell office:value-type="float" office:value="0.803753" calcext:value-type="float">
            <text:p>0.803753</text:p>
          </table:table-cell>
          <table:table-cell office:value-type="float" office:value="0.629035" calcext:value-type="float">
            <text:p>0.629035</text:p>
          </table:table-cell>
          <table:table-cell table:number-columns-repeated="2"/>
          <table:table-cell table:style-name="ce3" office:value-type="string" calcext:value-type="string">
            <text:p>bert_extraction_freeze_111</text:p>
          </table:table-cell>
          <table:table-cell table:style-name="ce10" office:value-type="float" office:value="0.385511" calcext:value-type="float">
            <text:p>0.385511</text:p>
          </table:table-cell>
          <table:table-cell table:style-name="ce10" office:value-type="float" office:value="0.241155" calcext:value-type="float">
            <text:p>0.241155</text:p>
          </table:table-cell>
          <table:table-cell table:style-name="ce10" office:value-type="float" office:value="0.818446" calcext:value-type="float">
            <text:p>0.818446</text:p>
          </table:table-cell>
          <table:table-cell table:style-name="ce10" office:value-type="float" office:value="0.489362" calcext:value-type="float">
            <text:p>0.489362</text:p>
          </table:table-cell>
          <table:table-cell table:style-name="ce10" office:value-type="float" office:value="0.601978" calcext:value-type="float">
            <text:p>0.601978</text:p>
          </table:table-cell>
          <table:table-cell table:style-name="ce18" office:value-type="float" office:value="0.365258" calcext:value-type="float">
            <text:p>0.365258</text:p>
          </table:table-cell>
        </table:table-row>
        <table:table-row table:style-name="ro2">
          <table:table-cell office:value-type="string" calcext:value-type="string">
            <text:p>bert_extraction_49</text:p>
          </table:table-cell>
          <table:table-cell office:value-type="float" office:value="0.806517" calcext:value-type="float">
            <text:p>0.806517</text:p>
          </table:table-cell>
          <table:table-cell office:value-type="float" office:value="0.783011" calcext:value-type="float">
            <text:p>0.783011</text:p>
          </table:table-cell>
          <table:table-cell office:value-type="float" office:value="0.827466" calcext:value-type="float">
            <text:p>0.827466</text:p>
          </table:table-cell>
          <table:table-cell office:value-type="float" office:value="0.507884" calcext:value-type="float">
            <text:p>0.507884</text:p>
          </table:table-cell>
          <table:table-cell office:value-type="float" office:value="0.816992" calcext:value-type="float">
            <text:p>0.816992</text:p>
          </table:table-cell>
          <table:table-cell office:value-type="float" office:value="0.645448" calcext:value-type="float">
            <text:p>0.645448</text:p>
          </table:table-cell>
          <table:table-cell table:number-columns-repeated="2"/>
          <table:table-cell table:style-name="ce3" office:value-type="string" calcext:value-type="string">
            <text:p>bert_extraction_freeze_49</text:p>
          </table:table-cell>
          <table:table-cell table:style-name="ce10" office:value-type="float" office:value="0.609543" calcext:value-type="float">
            <text:p>0.609543</text:p>
          </table:table-cell>
          <table:table-cell table:style-name="ce10" office:value-type="float" office:value="0.537025" calcext:value-type="float">
            <text:p>0.537025</text:p>
          </table:table-cell>
          <table:table-cell table:style-name="ce10" office:value-type="float" office:value="0.8103" calcext:value-type="float">
            <text:p>0.8103</text:p>
          </table:table-cell>
          <table:table-cell table:style-name="ce10" office:value-type="float" office:value="0.511976" calcext:value-type="float">
            <text:p>0.511976</text:p>
          </table:table-cell>
          <table:table-cell table:style-name="ce10" office:value-type="float" office:value="0.709921" calcext:value-type="float">
            <text:p>0.709921</text:p>
          </table:table-cell>
          <table:table-cell table:style-name="ce18" office:value-type="float" office:value="0.524501" calcext:value-type="float">
            <text:p>0.524501</text:p>
          </table:table-cell>
        </table:table-row>
        <table:table-row table:style-name="ro2">
          <table:table-cell office:value-type="string" calcext:value-type="string">
            <text:p>bert_extraction_51</text:p>
          </table:table-cell>
          <table:table-cell office:value-type="float" office:value="0.766366" calcext:value-type="float">
            <text:p>0.766366</text:p>
          </table:table-cell>
          <table:table-cell office:value-type="float" office:value="0.738646" calcext:value-type="float">
            <text:p>0.738646</text:p>
          </table:table-cell>
          <table:table-cell office:value-type="float" office:value="0.818446" calcext:value-type="float">
            <text:p>0.818446</text:p>
          </table:table-cell>
          <table:table-cell office:value-type="float" office:value="0.493506" calcext:value-type="float">
            <text:p>0.493506</text:p>
          </table:table-cell>
          <table:table-cell office:value-type="float" office:value="0.792406" calcext:value-type="float">
            <text:p>0.792406</text:p>
          </table:table-cell>
          <table:table-cell office:value-type="float" office:value="0.616076" calcext:value-type="float">
            <text:p>0.616076</text:p>
          </table:table-cell>
          <table:table-cell table:number-columns-repeated="2"/>
          <table:table-cell table:style-name="ce3" office:value-type="string" calcext:value-type="string">
            <text:p>bert_extraction_freeze_51</text:p>
          </table:table-cell>
          <table:table-cell table:style-name="ce10" office:value-type="float" office:value="0.599942" calcext:value-type="float">
            <text:p>0.599942</text:p>
          </table:table-cell>
          <table:table-cell table:style-name="ce10" office:value-type="float" office:value="0.515383" calcext:value-type="float">
            <text:p>0.515383</text:p>
          </table:table-cell>
          <table:table-cell table:style-name="ce10" office:value-type="float" office:value="0.817282" calcext:value-type="float">
            <text:p>0.817282</text:p>
          </table:table-cell>
          <table:table-cell table:style-name="ce10" office:value-type="float" office:value="0.528529" calcext:value-type="float">
            <text:p>0.528529</text:p>
          </table:table-cell>
          <table:table-cell table:style-name="ce10" office:value-type="float" office:value="0.708612" calcext:value-type="float">
            <text:p>0.708612</text:p>
          </table:table-cell>
          <table:table-cell table:style-name="ce18" office:value-type="float" office:value="0.521956" calcext:value-type="float">
            <text:p>0.521956</text:p>
          </table:table-cell>
        </table:table-row>
        <table:table-row table:style-name="ro2">
          <table:table-cell office:value-type="string" calcext:value-type="string">
            <text:p>bert_extraction_666</text:p>
          </table:table-cell>
          <table:table-cell office:value-type="float" office:value="0.817864" calcext:value-type="float">
            <text:p>0.817864</text:p>
          </table:table-cell>
          <table:table-cell office:value-type="float" office:value="0.795835" calcext:value-type="float">
            <text:p>0.795835</text:p>
          </table:table-cell>
          <table:table-cell office:value-type="float" office:value="0.826011" calcext:value-type="float">
            <text:p>0.826011</text:p>
          </table:table-cell>
          <table:table-cell office:value-type="float" office:value="0.484483" calcext:value-type="float">
            <text:p>0.484483</text:p>
          </table:table-cell>
          <table:table-cell office:value-type="float" office:value="0.821938" calcext:value-type="float">
            <text:p>0.821938</text:p>
          </table:table-cell>
          <table:table-cell office:value-type="float" office:value="0.640159" calcext:value-type="float">
            <text:p>0.640159</text:p>
          </table:table-cell>
          <table:table-cell table:number-columns-repeated="2"/>
          <table:table-cell table:style-name="ce3" office:value-type="string" calcext:value-type="string">
            <text:p>bert_extraction_freeze_666</text:p>
          </table:table-cell>
          <table:table-cell table:style-name="ce10" office:value-type="float" office:value="0.706721" calcext:value-type="float">
            <text:p>0.706721</text:p>
          </table:table-cell>
          <table:table-cell table:style-name="ce10" office:value-type="float" office:value="0.670913" calcext:value-type="float">
            <text:p>0.670913</text:p>
          </table:table-cell>
          <table:table-cell table:style-name="ce10" office:value-type="float" office:value="0.812918" calcext:value-type="float">
            <text:p>0.812918</text:p>
          </table:table-cell>
          <table:table-cell table:style-name="ce10" office:value-type="float" office:value="0.504241" calcext:value-type="float">
            <text:p>0.504241</text:p>
          </table:table-cell>
          <table:table-cell table:style-name="ce10" office:value-type="float" office:value="0.75982" calcext:value-type="float">
            <text:p>0.75982</text:p>
          </table:table-cell>
          <table:table-cell table:style-name="ce18" office:value-type="float" office:value="0.587577" calcext:value-type="float">
            <text:p>0.587577</text:p>
          </table:table-cell>
        </table:table-row>
        <table:table-row table:style-name="ro2">
          <table:table-cell office:value-type="string" calcext:value-type="string">
            <text:p>bert_extraction_77</text:p>
          </table:table-cell>
          <table:table-cell office:value-type="float" office:value="0.730288" calcext:value-type="float">
            <text:p>0.730288</text:p>
          </table:table-cell>
          <table:table-cell office:value-type="float" office:value="0.681069" calcext:value-type="float">
            <text:p>0.681069</text:p>
          </table:table-cell>
          <table:table-cell office:value-type="float" office:value="0.817282" calcext:value-type="float">
            <text:p>0.817282</text:p>
          </table:table-cell>
          <table:table-cell office:value-type="float" office:value="0.488599" calcext:value-type="float">
            <text:p>0.488599</text:p>
          </table:table-cell>
          <table:table-cell office:value-type="float" office:value="0.773785" calcext:value-type="float">
            <text:p>0.773785</text:p>
          </table:table-cell>
          <table:table-cell office:value-type="float" office:value="0.584834" calcext:value-type="float">
            <text:p>0.584834</text:p>
          </table:table-cell>
          <table:table-cell/>
          <table:table-cell table:style-name="ce24"/>
          <table:table-cell table:style-name="ce3" office:value-type="string" calcext:value-type="string">
            <text:p>bert_extraction_freeze_77</text:p>
          </table:table-cell>
          <table:table-cell table:style-name="ce10" office:value-type="float" office:value="0.738435" calcext:value-type="float">
            <text:p>0.738435</text:p>
          </table:table-cell>
          <table:table-cell table:style-name="ce10" office:value-type="float" office:value="0.705437" calcext:value-type="float">
            <text:p>0.705437</text:p>
          </table:table-cell>
          <table:table-cell table:style-name="ce10" office:value-type="float" office:value="0.815537" calcext:value-type="float">
            <text:p>0.815537</text:p>
          </table:table-cell>
          <table:table-cell table:style-name="ce10" office:value-type="float" office:value="0.497623" calcext:value-type="float">
            <text:p>0.497623</text:p>
          </table:table-cell>
          <table:table-cell table:style-name="ce10" office:value-type="float" office:value="0.776986" calcext:value-type="float">
            <text:p>0.776986</text:p>
          </table:table-cell>
          <table:table-cell table:style-name="ce18" office:value-type="float" office:value="0.60153" calcext:value-type="float">
            <text:p>0.60153</text:p>
          </table:table-cell>
        </table:table-row>
        <table:table-row table:style-name="ro1">
          <table:table-cell table:style-name="ce4" office:value-type="string" calcext:value-type="string">
            <text:p>STD</text:p>
          </table:table-cell>
          <table:table-cell table:style-name="ce11" table:formula="of:=STDEV([.B$3:.B$7])" office:value-type="float" office:value="0.0346752297353601" calcext:value-type="float">
            <text:p>0.0346752297353601</text:p>
          </table:table-cell>
          <table:table-cell table:style-name="ce11" table:formula="of:=STDEV([.C$3:.C$7])" office:value-type="float" office:value="0.0452453969073098" calcext:value-type="float">
            <text:p>0.0452453969073098</text:p>
          </table:table-cell>
          <table:table-cell table:style-name="ce11" table:formula="of:=STDEV([.D$3:.D$7])" office:value-type="float" office:value="0.00449167526653478" calcext:value-type="float">
            <text:p>0.00449167526653478</text:p>
          </table:table-cell>
          <table:table-cell table:style-name="ce11" table:formula="of:=STDEV([.E$3:.E$7])" office:value-type="float" office:value="0.00891389878223889" calcext:value-type="float">
            <text:p>0.00891389878223889</text:p>
          </table:table-cell>
          <table:table-cell table:style-name="ce11" table:formula="of:=STDEV([.F$3:.F$7])" office:value-type="float" office:value="0.0194501568297019" calcext:value-type="float">
            <text:p>0.0194501568297019</text:p>
          </table:table-cell>
          <table:table-cell table:style-name="ce19" table:formula="of:=STDEV([.G$3:.G$7])" office:value-type="float" office:value="0.0241831015442602" calcext:value-type="float">
            <text:p>0.0241831015442602</text:p>
          </table:table-cell>
          <table:table-cell table:style-name="ce13" table:number-columns-repeated="2"/>
          <table:table-cell table:style-name="ce25" office:value-type="string" calcext:value-type="string">
            <text:p>STD</text:p>
          </table:table-cell>
          <table:table-cell table:style-name="ce11" table:formula="of:=STDEV([.K$3:.K$7])" office:value-type="float" office:value="0.138137420508709" calcext:value-type="float">
            <text:p>0.138137420508709</text:p>
          </table:table-cell>
          <table:table-cell table:style-name="ce11" table:formula="of:=STDEV([.L$3:.L$7])" office:value-type="float" office:value="0.183200539275407" calcext:value-type="float">
            <text:p>0.183200539275407</text:p>
          </table:table-cell>
          <table:table-cell table:style-name="ce11" table:formula="of:=STDEV([.M$3:.M$7])" office:value-type="float" office:value="0.00330688959597986" calcext:value-type="float">
            <text:p>0.00330688959597986</text:p>
          </table:table-cell>
          <table:table-cell table:style-name="ce11" table:formula="of:=STDEV([.N$3:.N$7])" office:value-type="float" office:value="0.0149395481758988" calcext:value-type="float">
            <text:p>0.0149395481758988</text:p>
          </table:table-cell>
          <table:table-cell table:style-name="ce11" table:formula="of:=STDEV([.O$3:.O$7])" office:value-type="float" office:value="0.0682442931079222" calcext:value-type="float">
            <text:p>0.0682442931079222</text:p>
          </table:table-cell>
          <table:table-cell table:style-name="ce19" table:formula="of:=STDEV([.P$3:.P$7])" office:value-type="float" office:value="0.093785430895742" calcext:value-type="float">
            <text:p>0.093785430895742</text:p>
          </table:table-cell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12" table:formula="of:=AVERAGE([.B$3:.B$7])" office:value-type="float" office:value="0.7811462" calcext:value-type="float">
            <text:p>0.7811462</text:p>
          </table:table-cell>
          <table:table-cell table:style-name="ce12" table:formula="of:=AVERAGE([.C$3:.C$7])" office:value-type="float" office:value="0.7520706" calcext:value-type="float">
            <text:p>0.7520706</text:p>
          </table:table-cell>
          <table:table-cell table:style-name="ce12" table:formula="of:=AVERAGE([.D$3:.D$7])" office:value-type="float" office:value="0.8224032" calcext:value-type="float">
            <text:p>0.8224032</text:p>
          </table:table-cell>
          <table:table-cell table:style-name="ce12" table:formula="of:=AVERAGE([.E$3:.E$7])" office:value-type="float" office:value="0.49415" calcext:value-type="float">
            <text:p>0.49415</text:p>
          </table:table-cell>
          <table:table-cell table:style-name="ce12" table:formula="of:=AVERAGE([.F$3:.F$7])" office:value-type="float" office:value="0.8017748" calcext:value-type="float">
            <text:p>0.8017748</text:p>
          </table:table-cell>
          <table:table-cell table:style-name="ce20" table:formula="of:=AVERAGE([.G$3:.G$7])" office:value-type="float" office:value="0.6231104" calcext:value-type="float">
            <text:p>0.6231104</text:p>
          </table:table-cell>
          <table:table-cell table:number-columns-repeated="2"/>
          <table:table-cell table:style-name="ce5" office:value-type="string" calcext:value-type="string">
            <text:p>AVG</text:p>
          </table:table-cell>
          <table:table-cell table:style-name="ce12" table:formula="of:=AVERAGE([.K$3:.K$7])" office:value-type="float" office:value="0.6080304" calcext:value-type="float">
            <text:p>0.6080304</text:p>
          </table:table-cell>
          <table:table-cell table:style-name="ce12" table:formula="of:=AVERAGE([.L$3:.L$7])" office:value-type="float" office:value="0.5339826" calcext:value-type="float">
            <text:p>0.5339826</text:p>
          </table:table-cell>
          <table:table-cell table:style-name="ce12" table:formula="of:=AVERAGE([.M$3:.M$7])" office:value-type="float" office:value="0.8148966" calcext:value-type="float">
            <text:p>0.8148966</text:p>
          </table:table-cell>
          <table:table-cell table:style-name="ce12" table:formula="of:=AVERAGE([.N$3:.N$7])" office:value-type="float" office:value="0.5063462" calcext:value-type="float">
            <text:p>0.5063462</text:p>
          </table:table-cell>
          <table:table-cell table:style-name="ce12" table:formula="of:=AVERAGE([.O$3:.O$7])" office:value-type="float" office:value="0.7114634" calcext:value-type="float">
            <text:p>0.7114634</text:p>
          </table:table-cell>
          <table:table-cell table:style-name="ce20" table:formula="of:=AVERAGE([.P$3:.P$7])" office:value-type="float" office:value="0.5201644" calcext:value-type="float">
            <text:p>0.5201644</text:p>
          </table:table-cell>
        </table:table-row>
        <table:table-row table:style-name="ro1" table:number-rows-repeated="2"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BERT CONCAT</text:p>
          </table:table-cell>
          <table:covered-table-cell table:number-columns-repeated="5" table:style-name="ce8"/>
          <table:covered-table-cell table:style-name="ce16"/>
          <table:table-cell table:number-columns-repeated="2"/>
          <table:table-cell table:style-name="ce1" office:value-type="string" calcext:value-type="string" table:number-columns-spanned="7" table:number-rows-spanned="1">
            <text:p>BERT CONCAT NOPOOLING</text:p>
          </table:table-cell>
          <table:covered-table-cell table:number-columns-repeated="5" table:style-name="ce8"/>
          <table:covered-table-cell table:style-name="ce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f1_macro</text:p>
          </table:table-cell>
          <table:table-cell table:style-name="ce9" office:value-type="string" calcext:value-type="string">
            <text:p>accuracy_t</text:p>
          </table:table-cell>
          <table:table-cell table:style-name="ce9" office:value-type="string" calcext:value-type="string">
            <text:p>f1_t</text:p>
          </table:table-cell>
          <table:table-cell table:style-name="ce9" office:value-type="string" calcext:value-type="string">
            <text:p>avg_accuracy</text:p>
          </table:table-cell>
          <table:table-cell table:style-name="ce17" office:value-type="string" calcext:value-type="string">
            <text:p>avg_f1</text:p>
          </table:table-cell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f1_macro</text:p>
          </table:table-cell>
          <table:table-cell table:style-name="ce9" office:value-type="string" calcext:value-type="string">
            <text:p>accuracy_t</text:p>
          </table:table-cell>
          <table:table-cell table:style-name="ce9" office:value-type="string" calcext:value-type="string">
            <text:p>f1_t</text:p>
          </table:table-cell>
          <table:table-cell table:style-name="ce9" office:value-type="string" calcext:value-type="string">
            <text:p>avg_accuracy</text:p>
          </table:table-cell>
          <table:table-cell table:style-name="ce17" office:value-type="string" calcext:value-type="string">
            <text:p>avg_f1</text:p>
          </table:table-cell>
        </table:table-row>
        <table:table-row table:style-name="ro2">
          <table:table-cell office:value-type="string" calcext:value-type="string">
            <text:p>bert_concat_111</text:p>
          </table:table-cell>
          <table:table-cell office:value-type="float" office:value="0.849578" calcext:value-type="float">
            <text:p>0.849578</text:p>
          </table:table-cell>
          <table:table-cell office:value-type="float" office:value="0.831362" calcext:value-type="float">
            <text:p>0.831362</text:p>
          </table:table-cell>
          <table:table-cell office:value-type="float" office:value="0.803026" calcext:value-type="float">
            <text:p>0.803026</text:p>
          </table:table-cell>
          <table:table-cell office:value-type="float" office:value="0.169325" calcext:value-type="float">
            <text:p>0.169325</text:p>
          </table:table-cell>
          <table:table-cell office:value-type="float" office:value="0.826302" calcext:value-type="float">
            <text:p>0.826302</text:p>
          </table:table-cell>
          <table:table-cell office:value-type="float" office:value="0.500344" calcext:value-type="float">
            <text:p>0.500344</text:p>
          </table:table-cell>
          <table:table-cell table:number-columns-repeated="2"/>
          <table:table-cell table:style-name="ce3" office:value-type="string" calcext:value-type="string">
            <text:p>bert_concat_nopooling_111</text:p>
          </table:table-cell>
          <table:table-cell table:style-name="ce10" office:value-type="float" office:value="0.854233" calcext:value-type="float">
            <text:p>0.854233</text:p>
          </table:table-cell>
          <table:table-cell table:style-name="ce10" office:value-type="float" office:value="0.83335" calcext:value-type="float">
            <text:p>0.83335</text:p>
          </table:table-cell>
          <table:table-cell table:style-name="ce10" office:value-type="float" office:value="0.809718" calcext:value-type="float">
            <text:p>0.809718</text:p>
          </table:table-cell>
          <table:table-cell table:style-name="ce10" office:value-type="float" office:value="0.1825" calcext:value-type="float">
            <text:p>0.1825</text:p>
          </table:table-cell>
          <table:table-cell table:style-name="ce10" office:value-type="float" office:value="0.831976" calcext:value-type="float">
            <text:p>0.831976</text:p>
          </table:table-cell>
          <table:table-cell table:style-name="ce18" office:value-type="float" office:value="0.507925" calcext:value-type="float">
            <text:p>0.507925</text:p>
          </table:table-cell>
        </table:table-row>
        <table:table-row table:style-name="ro2">
          <table:table-cell office:value-type="string" calcext:value-type="string">
            <text:p>bert_concat_49</text:p>
          </table:table-cell>
          <table:table-cell office:value-type="float" office:value="0.852779" calcext:value-type="float">
            <text:p>0.852779</text:p>
          </table:table-cell>
          <table:table-cell office:value-type="float" office:value="0.803618" calcext:value-type="float">
            <text:p>0.803618</text:p>
          </table:table-cell>
          <table:table-cell office:value-type="float" office:value="0.835612" calcext:value-type="float">
            <text:p>0.835612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0.844196" calcext:value-type="float">
            <text:p>0.844196</text:p>
          </table:table-cell>
          <table:table-cell office:value-type="float" office:value="0.405324" calcext:value-type="float">
            <text:p>0.405324</text:p>
          </table:table-cell>
          <table:table-cell table:number-columns-repeated="2"/>
          <table:table-cell table:style-name="ce3" office:value-type="string" calcext:value-type="string">
            <text:p>bert_concat_nopooling_49</text:p>
          </table:table-cell>
          <table:table-cell table:style-name="ce10" office:value-type="float" office:value="0.873145" calcext:value-type="float">
            <text:p>0.873145</text:p>
          </table:table-cell>
          <table:table-cell table:style-name="ce10" office:value-type="float" office:value="0.836024" calcext:value-type="float">
            <text:p>0.836024</text:p>
          </table:table-cell>
          <table:table-cell table:style-name="ce10" office:value-type="float" office:value="0.828921" calcext:value-type="float">
            <text:p>0.828921</text:p>
          </table:table-cell>
          <table:table-cell table:style-name="ce10" office:value-type="float" office:value="0.039216" calcext:value-type="float">
            <text:p>0.039216</text:p>
          </table:table-cell>
          <table:table-cell table:style-name="ce10" office:value-type="float" office:value="0.851033" calcext:value-type="float">
            <text:p>0.851033</text:p>
          </table:table-cell>
          <table:table-cell table:style-name="ce18" office:value-type="float" office:value="0.43762" calcext:value-type="float">
            <text:p>0.43762</text:p>
          </table:table-cell>
        </table:table-row>
        <table:table-row table:style-name="ro2">
          <table:table-cell office:value-type="string" calcext:value-type="string">
            <text:p>bert_concat_51</text:p>
          </table:table-cell>
          <table:table-cell office:value-type="float" office:value="0.858598" calcext:value-type="float">
            <text:p>0.858598</text:p>
          </table:table-cell>
          <table:table-cell office:value-type="float" office:value="0.839781" calcext:value-type="float">
            <text:p>0.839781</text:p>
          </table:table-cell>
          <table:table-cell office:value-type="float" office:value="0.805354" calcext:value-type="float">
            <text:p>0.805354</text:p>
          </table:table-cell>
          <table:table-cell office:value-type="float" office:value="0.204518" calcext:value-type="float">
            <text:p>0.204518</text:p>
          </table:table-cell>
          <table:table-cell office:value-type="float" office:value="0.831976" calcext:value-type="float">
            <text:p>0.831976</text:p>
          </table:table-cell>
          <table:table-cell office:value-type="float" office:value="0.52215" calcext:value-type="float">
            <text:p>0.52215</text:p>
          </table:table-cell>
          <table:table-cell table:number-columns-repeated="2"/>
          <table:table-cell table:style-name="ce3" office:value-type="string" calcext:value-type="string">
            <text:p>bert_concat_nopooling_51</text:p>
          </table:table-cell>
          <table:table-cell table:style-name="ce10" office:value-type="float" office:value="0.855397" calcext:value-type="float">
            <text:p>0.855397</text:p>
          </table:table-cell>
          <table:table-cell table:style-name="ce10" office:value-type="float" office:value="0.832901" calcext:value-type="float">
            <text:p>0.832901</text:p>
          </table:table-cell>
          <table:table-cell table:style-name="ce10" office:value-type="float" office:value="0.803317" calcext:value-type="float">
            <text:p>0.803317</text:p>
          </table:table-cell>
          <table:table-cell table:style-name="ce10" office:value-type="float" office:value="0.179612" calcext:value-type="float">
            <text:p>0.179612</text:p>
          </table:table-cell>
          <table:table-cell table:style-name="ce10" office:value-type="float" office:value="0.829357" calcext:value-type="float">
            <text:p>0.829357</text:p>
          </table:table-cell>
          <table:table-cell table:style-name="ce18" office:value-type="float" office:value="0.506256" calcext:value-type="float">
            <text:p>0.506256</text:p>
          </table:table-cell>
        </table:table-row>
        <table:table-row table:style-name="ro2">
          <table:table-cell office:value-type="string" calcext:value-type="string">
            <text:p>bert_concat_666</text:p>
          </table:table-cell>
          <table:table-cell office:value-type="float" office:value="0.864708" calcext:value-type="float">
            <text:p>0.864708</text:p>
          </table:table-cell>
          <table:table-cell office:value-type="float" office:value="0.843389" calcext:value-type="float">
            <text:p>0.843389</text:p>
          </table:table-cell>
          <table:table-cell office:value-type="float" office:value="0.801571" calcext:value-type="float">
            <text:p>0.801571</text:p>
          </table:table-cell>
          <table:table-cell office:value-type="float" office:value="0.197647" calcext:value-type="float">
            <text:p>0.197647</text:p>
          </table:table-cell>
          <table:table-cell office:value-type="float" office:value="0.833139" calcext:value-type="float">
            <text:p>0.833139</text:p>
          </table:table-cell>
          <table:table-cell office:value-type="float" office:value="0.520518" calcext:value-type="float">
            <text:p>0.520518</text:p>
          </table:table-cell>
          <table:table-cell/>
          <table:table-cell table:style-name="ce24"/>
          <table:table-cell table:style-name="ce3" office:value-type="string" calcext:value-type="string">
            <text:p>bert_concat_nopooling_666</text:p>
          </table:table-cell>
          <table:table-cell table:style-name="ce10" office:value-type="float" office:value="0.866453" calcext:value-type="float">
            <text:p>0.866453</text:p>
          </table:table-cell>
          <table:table-cell table:style-name="ce10" office:value-type="float" office:value="0.845175" calcext:value-type="float">
            <text:p>0.845175</text:p>
          </table:table-cell>
          <table:table-cell table:style-name="ce10" office:value-type="float" office:value="0.806517" calcext:value-type="float">
            <text:p>0.806517</text:p>
          </table:table-cell>
          <table:table-cell table:style-name="ce10" office:value-type="float" office:value="0.218566" calcext:value-type="float">
            <text:p>0.218566</text:p>
          </table:table-cell>
          <table:table-cell table:style-name="ce10" office:value-type="float" office:value="0.836485" calcext:value-type="float">
            <text:p>0.836485</text:p>
          </table:table-cell>
          <table:table-cell table:style-name="ce18" office:value-type="float" office:value="0.531871" calcext:value-type="float">
            <text:p>0.531871</text:p>
          </table:table-cell>
        </table:table-row>
        <table:table-row table:style-name="ro2">
          <table:table-cell office:value-type="string" calcext:value-type="string">
            <text:p>bert_concat_77</text:p>
          </table:table-cell>
          <table:table-cell office:value-type="float" office:value="0.828048" calcext:value-type="float">
            <text:p>0.828048</text:p>
          </table:table-cell>
          <table:table-cell office:value-type="float" office:value="0.807166" calcext:value-type="float">
            <text:p>0.807166</text:p>
          </table:table-cell>
          <table:table-cell office:value-type="float" office:value="0.810009" calcext:value-type="float">
            <text:p>0.810009</text:p>
          </table:table-cell>
          <table:table-cell office:value-type="float" office:value="0.225386" calcext:value-type="float">
            <text:p>0.225386</text:p>
          </table:table-cell>
          <table:table-cell office:value-type="float" office:value="0.819028" calcext:value-type="float">
            <text:p>0.819028</text:p>
          </table:table-cell>
          <table:table-cell office:value-type="float" office:value="0.516276" calcext:value-type="float">
            <text:p>0.516276</text:p>
          </table:table-cell>
          <table:table-cell table:number-columns-repeated="2"/>
          <table:table-cell table:style-name="ce3" office:value-type="string" calcext:value-type="string">
            <text:p>bert_concat_nopooling_77</text:p>
          </table:table-cell>
          <table:table-cell table:style-name="ce10" office:value-type="float" office:value="0.733779" calcext:value-type="float">
            <text:p>0.733779</text:p>
          </table:table-cell>
          <table:table-cell table:style-name="ce10" office:value-type="float" office:value="0.666556" calcext:value-type="float">
            <text:p>0.666556</text:p>
          </table:table-cell>
          <table:table-cell table:style-name="ce10" office:value-type="float" office:value="0.810009" calcext:value-type="float">
            <text:p>0.810009</text:p>
          </table:table-cell>
          <table:table-cell table:style-name="ce10" office:value-type="float" office:value="0.125837" calcext:value-type="float">
            <text:p>0.125837</text:p>
          </table:table-cell>
          <table:table-cell table:style-name="ce10" office:value-type="float" office:value="0.771894" calcext:value-type="float">
            <text:p>0.771894</text:p>
          </table:table-cell>
          <table:table-cell table:style-name="ce18" office:value-type="float" office:value="0.396196" calcext:value-type="float">
            <text:p>0.396196</text:p>
          </table:table-cell>
        </table:table-row>
        <table:table-row table:style-name="ro1">
          <table:table-cell table:style-name="ce4" office:value-type="string" calcext:value-type="string">
            <text:p>STD</text:p>
          </table:table-cell>
          <table:table-cell table:style-name="ce11" table:formula="of:=STDEV([.B$14:.B$18])" office:value-type="float" office:value="0.0139399407531022" calcext:value-type="float">
            <text:p>0.0139399407531022</text:p>
          </table:table-cell>
          <table:table-cell table:style-name="ce11" table:formula="of:=STDEV([.C$14:.C$18])" office:value-type="float" office:value="0.0185224852193219" calcext:value-type="float">
            <text:p>0.0185224852193219</text:p>
          </table:table-cell>
          <table:table-cell table:style-name="ce11" table:formula="of:=STDEV([.D$14:.D$18])" office:value-type="float" office:value="0.0140626741873656" calcext:value-type="float">
            <text:p>0.0140626741873656</text:p>
          </table:table-cell>
          <table:table-cell table:style-name="ce11" table:formula="of:=STDEV([.E$14:.E$18])" office:value-type="float" office:value="0.0882584317314782" calcext:value-type="float">
            <text:p>0.0882584317314782</text:p>
          </table:table-cell>
          <table:table-cell table:style-name="ce11" table:formula="of:=STDEV([.F$14:.F$18])" office:value-type="float" office:value="0.00928757940477495" calcext:value-type="float">
            <text:p>0.00928757940477495</text:p>
          </table:table-cell>
          <table:table-cell table:style-name="ce19" table:formula="of:=STDEV([.G$14:.G$18])" office:value-type="float" office:value="0.0497235361855932" calcext:value-type="float">
            <text:p>0.0497235361855932</text:p>
          </table:table-cell>
          <table:table-cell table:number-columns-repeated="2"/>
          <table:table-cell table:style-name="ce25" office:value-type="string" calcext:value-type="string">
            <text:p>STD</text:p>
          </table:table-cell>
          <table:table-cell table:style-name="ce11" table:formula="of:=STDEV([.K$14:.K$18])" office:value-type="float" office:value="0.058015400031371" calcext:value-type="float">
            <text:p>0.058015400031371</text:p>
          </table:table-cell>
          <table:table-cell table:style-name="ce11" table:formula="of:=STDEV([.L$14:.L$18])" office:value-type="float" office:value="0.0763237758349258" calcext:value-type="float">
            <text:p>0.0763237758349258</text:p>
          </table:table-cell>
          <table:table-cell table:style-name="ce11" table:formula="of:=STDEV([.M$14:.M$18])" office:value-type="float" office:value="0.010006107624846" calcext:value-type="float">
            <text:p>0.010006107624846</text:p>
          </table:table-cell>
          <table:table-cell table:style-name="ce11" table:formula="of:=STDEV([.N$14:.N$18])" office:value-type="float" office:value="0.0697992071101098" calcext:value-type="float">
            <text:p>0.0697992071101098</text:p>
          </table:table-cell>
          <table:table-cell table:style-name="ce11" table:formula="of:=STDEV([.O$14:.O$18])" office:value-type="float" office:value="0.0303887173552949" calcext:value-type="float">
            <text:p>0.0303887173552949</text:p>
          </table:table-cell>
          <table:table-cell table:style-name="ce19" table:formula="of:=STDEV([.P$14:.P$18])" office:value-type="float" office:value="0.0567844589945172" calcext:value-type="float">
            <text:p>0.0567844589945172</text:p>
          </table:table-cell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12" table:formula="of:=AVERAGE([.B$14:.B$18])" office:value-type="float" office:value="0.8507422" calcext:value-type="float">
            <text:p>0.8507422</text:p>
          </table:table-cell>
          <table:table-cell table:style-name="ce12" table:formula="of:=AVERAGE([.C$14:.C$18])" office:value-type="float" office:value="0.8250632" calcext:value-type="float">
            <text:p>0.8250632</text:p>
          </table:table-cell>
          <table:table-cell table:style-name="ce12" table:formula="of:=AVERAGE([.D$14:.D$18])" office:value-type="float" office:value="0.8111144" calcext:value-type="float">
            <text:p>0.8111144</text:p>
          </table:table-cell>
          <table:table-cell table:style-name="ce12" table:formula="of:=AVERAGE([.E$14:.E$18])" office:value-type="float" office:value="0.1607812" calcext:value-type="float">
            <text:p>0.1607812</text:p>
          </table:table-cell>
          <table:table-cell table:style-name="ce12" table:formula="of:=AVERAGE([.F$14:.F$18])" office:value-type="float" office:value="0.8309282" calcext:value-type="float">
            <text:p>0.8309282</text:p>
          </table:table-cell>
          <table:table-cell table:style-name="ce20" table:formula="of:=AVERAGE([.G$14:.G$18])" office:value-type="float" office:value="0.4929224" calcext:value-type="float">
            <text:p>0.4929224</text:p>
          </table:table-cell>
          <table:table-cell table:number-columns-repeated="2"/>
          <table:table-cell table:style-name="ce5" office:value-type="string" calcext:value-type="string">
            <text:p>AVG</text:p>
          </table:table-cell>
          <table:table-cell table:style-name="ce12" table:formula="of:=AVERAGE([.K$14:.K$18])" office:value-type="float" office:value="0.8366014" calcext:value-type="float">
            <text:p>0.8366014</text:p>
          </table:table-cell>
          <table:table-cell table:style-name="ce12" table:formula="of:=AVERAGE([.L$14:.L$18])" office:value-type="float" office:value="0.8028012" calcext:value-type="float">
            <text:p>0.8028012</text:p>
          </table:table-cell>
          <table:table-cell table:style-name="ce12" table:formula="of:=AVERAGE([.M$14:.M$18])" office:value-type="float" office:value="0.8116964" calcext:value-type="float">
            <text:p>0.8116964</text:p>
          </table:table-cell>
          <table:table-cell table:style-name="ce12" table:formula="of:=AVERAGE([.N$14:.N$18])" office:value-type="float" office:value="0.1491462" calcext:value-type="float">
            <text:p>0.1491462</text:p>
          </table:table-cell>
          <table:table-cell table:style-name="ce12" table:formula="of:=AVERAGE([.O$14:.O$18])" office:value-type="float" office:value="0.824149" calcext:value-type="float">
            <text:p>0.824149</text:p>
          </table:table-cell>
          <table:table-cell table:style-name="ce20" table:formula="of:=AVERAGE([.P$14:.P$18])" office:value-type="float" office:value="0.4759736" calcext:value-type="float">
            <text:p>0.4759736</text:p>
          </table:table-cell>
        </table:table-row>
        <table:table-row table:style-name="ro1" table:number-rows-repeated="2"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ELECTRA EXTRACTION</text:p>
          </table:table-cell>
          <table:covered-table-cell table:number-columns-repeated="5" table:style-name="ce14"/>
          <table:covered-table-cell table:style-name="ce22"/>
          <table:table-cell table:number-columns-repeated="9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f1_macro</text:p>
          </table:table-cell>
          <table:table-cell table:style-name="ce15" office:value-type="string" calcext:value-type="string">
            <text:p>accuracy_t</text:p>
          </table:table-cell>
          <table:table-cell table:style-name="ce15" office:value-type="string" calcext:value-type="string">
            <text:p>f1_t</text:p>
          </table:table-cell>
          <table:table-cell table:style-name="ce15" office:value-type="string" calcext:value-type="string">
            <text:p>avg_accuracy</text:p>
          </table:table-cell>
          <table:table-cell table:style-name="ce23" office:value-type="string" calcext:value-type="string">
            <text:p>avg_f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lectra_extraction_111</text:p>
          </table:table-cell>
          <table:table-cell office:value-type="float" office:value="0.775967" calcext:value-type="float">
            <text:p>0.775967</text:p>
          </table:table-cell>
          <table:table-cell office:value-type="float" office:value="0.74525" calcext:value-type="float">
            <text:p>0.74525</text:p>
          </table:table-cell>
          <table:table-cell office:value-type="float" office:value="0.816701" calcext:value-type="float">
            <text:p>0.816701</text:p>
          </table:table-cell>
          <table:table-cell office:value-type="float" office:value="0.485294" calcext:value-type="float">
            <text:p>0.485294</text:p>
          </table:table-cell>
          <table:table-cell office:value-type="float" office:value="0.796334" calcext:value-type="float">
            <text:p>0.796334</text:p>
          </table:table-cell>
          <table:table-cell office:value-type="float" office:value="0.615272" calcext:value-type="float">
            <text:p>0.61527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lectra_extraction_49</text:p>
          </table:table-cell>
          <table:table-cell office:value-type="float" office:value="0.817864" calcext:value-type="float">
            <text:p>0.817864</text:p>
          </table:table-cell>
          <table:table-cell office:value-type="float" office:value="0.798603" calcext:value-type="float">
            <text:p>0.798603</text:p>
          </table:table-cell>
          <table:table-cell office:value-type="float" office:value="0.822229" calcext:value-type="float">
            <text:p>0.822229</text:p>
          </table:table-cell>
          <table:table-cell office:value-type="float" office:value="0.489557" calcext:value-type="float">
            <text:p>0.489557</text:p>
          </table:table-cell>
          <table:table-cell office:value-type="float" office:value="0.820047" calcext:value-type="float">
            <text:p>0.820047</text:p>
          </table:table-cell>
          <table:table-cell office:value-type="float" office:value="0.64408" calcext:value-type="float">
            <text:p>0.6440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lectra_extraction_51</text:p>
          </table:table-cell>
          <table:table-cell office:value-type="float" office:value="0.837358" calcext:value-type="float">
            <text:p>0.837358</text:p>
          </table:table-cell>
          <table:table-cell office:value-type="float" office:value="0.817411" calcext:value-type="float">
            <text:p>0.817411</text:p>
          </table:table-cell>
          <table:table-cell office:value-type="float" office:value="0.827175" calcext:value-type="float">
            <text:p>0.827175</text:p>
          </table:table-cell>
          <table:table-cell office:value-type="float" office:value="0.481675" calcext:value-type="float">
            <text:p>0.481675</text:p>
          </table:table-cell>
          <table:table-cell office:value-type="float" office:value="0.832267" calcext:value-type="float">
            <text:p>0.832267</text:p>
          </table:table-cell>
          <table:table-cell office:value-type="float" office:value="0.649543" calcext:value-type="float">
            <text:p>0.64954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lectra_extraction_666</text:p>
          </table:table-cell>
          <table:table-cell office:value-type="float" office:value="0.805935" calcext:value-type="float">
            <text:p>0.805935</text:p>
          </table:table-cell>
          <table:table-cell office:value-type="float" office:value="0.783712" calcext:value-type="float">
            <text:p>0.783712</text:p>
          </table:table-cell>
          <table:table-cell office:value-type="float" office:value="0.821938" calcext:value-type="float">
            <text:p>0.82193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813937" calcext:value-type="float">
            <text:p>0.813937</text:p>
          </table:table-cell>
          <table:table-cell office:value-type="float" office:value="0.638125" calcext:value-type="float">
            <text:p>0.63812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lectra_extraction_77</text:p>
          </table:table-cell>
          <table:table-cell office:value-type="float" office:value="0.815246" calcext:value-type="float">
            <text:p>0.815246</text:p>
          </table:table-cell>
          <table:table-cell office:value-type="float" office:value="0.802487" calcext:value-type="float">
            <text:p>0.802487</text:p>
          </table:table-cell>
          <table:table-cell office:value-type="float" office:value="0.821938" calcext:value-type="float">
            <text:p>0.821938</text:p>
          </table:table-cell>
          <table:table-cell office:value-type="float" office:value="0.479592" calcext:value-type="float">
            <text:p>0.479592</text:p>
          </table:table-cell>
          <table:table-cell office:value-type="float" office:value="0.818592" calcext:value-type="float">
            <text:p>0.818592</text:p>
          </table:table-cell>
          <table:table-cell office:value-type="float" office:value="0.641039" calcext:value-type="float">
            <text:p>0.64103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STD</text:p>
          </table:table-cell>
          <table:table-cell table:style-name="ce11" table:formula="of:=STDEV([.B$25:.B$29])" office:value-type="float" office:value="0.0224247023949037" calcext:value-type="float">
            <text:p>0.0224247023949037</text:p>
          </table:table-cell>
          <table:table-cell table:style-name="ce11" table:formula="of:=STDEV([.C$25:.C$29])" office:value-type="float" office:value="0.0274868780930101" calcext:value-type="float">
            <text:p>0.0274868780930101</text:p>
          </table:table-cell>
          <table:table-cell table:style-name="ce11" table:formula="of:=STDEV([.D$25:.D$29])" office:value-type="float" office:value="0.00370540425594833" calcext:value-type="float">
            <text:p>0.00370540425594833</text:p>
          </table:table-cell>
          <table:table-cell table:style-name="ce11" table:formula="of:=STDEV([.E$25:.E$29])" office:value-type="float" office:value="0.00536864363689749" calcext:value-type="float">
            <text:p>0.00536864363689749</text:p>
          </table:table-cell>
          <table:table-cell table:style-name="ce11" table:formula="of:=STDEV([.F$25:.F$29])" office:value-type="float" office:value="0.0130234636445148" calcext:value-type="float">
            <text:p>0.0130234636445148</text:p>
          </table:table-cell>
          <table:table-cell table:style-name="ce19" table:formula="of:=STDEV([.G$25:.G$29])" office:value-type="float" office:value="0.0131839569439527" calcext:value-type="float">
            <text:p>0.013183956943952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12" table:formula="of:=AVERAGE([.B$25:.B$29])" office:value-type="float" office:value="0.810474" calcext:value-type="float">
            <text:p>0.810474</text:p>
          </table:table-cell>
          <table:table-cell table:style-name="ce12" table:formula="of:=AVERAGE([.C$25:.C$29])" office:value-type="float" office:value="0.7894926" calcext:value-type="float">
            <text:p>0.7894926</text:p>
          </table:table-cell>
          <table:table-cell table:style-name="ce12" table:formula="of:=AVERAGE([.D$25:.D$29])" office:value-type="float" office:value="0.8219962" calcext:value-type="float">
            <text:p>0.8219962</text:p>
          </table:table-cell>
          <table:table-cell table:style-name="ce12" table:formula="of:=AVERAGE([.E$25:.E$29])" office:value-type="float" office:value="0.485731" calcext:value-type="float">
            <text:p>0.485731</text:p>
          </table:table-cell>
          <table:table-cell table:style-name="ce12" table:formula="of:=AVERAGE([.F$25:.F$29])" office:value-type="float" office:value="0.8162354" calcext:value-type="float">
            <text:p>0.8162354</text:p>
          </table:table-cell>
          <table:table-cell table:style-name="ce20" table:formula="of:=AVERAGE([.G$25:.G$29])" office:value-type="float" office:value="0.6376118" calcext:value-type="float">
            <text:p>0.637611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8T12:45:23.900000000</meta:creation-date>
    <dc:date>2024-05-18T17:11:24.759000000</dc:date>
    <meta:editing-duration>PT4H26M1S</meta:editing-duration>
    <meta:editing-cycles>1</meta:editing-cycles>
    <meta:document-statistic meta:table-count="2" meta:cell-count="570" meta:object-count="0"/>
    <meta:generator>LibreOffice/7.4.2.3$Windows_X86_64 LibreOffice_project/382eef1f22670f7f4118c8c2dd222ec7ad009daf</meta:generator>
  </office:meta>
</office:document-meta>
</file>